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>
      <style:text-properties officeooo:rsid="0018efec" officeooo:paragraph-rsid="0018efec"/>
    </style:style>
    <style:style style:name="P2" style:family="paragraph" style:parent-style-name="Heading_20_2">
      <style:text-properties officeooo:rsid="0018efec" officeooo:paragraph-rsid="0018efec"/>
    </style:style>
    <style:style style:name="P3" style:family="paragraph" style:parent-style-name="Text_20_body" style:list-style-name="L1">
      <style:text-properties style:font-name="Liberation Sans" officeooo:rsid="0018efec" officeooo:paragraph-rsid="0018efec"/>
    </style:style>
    <style:style style:name="P4" style:family="paragraph" style:parent-style-name="Text_20_body" style:list-style-name="L2">
      <style:text-properties style:font-name="Liberation Sans" officeooo:rsid="0018efec" officeooo:paragraph-rsid="0018efe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0bfc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ział 5 powtórka (tematy 6 i 7)</text:h>
      <text:h text:style-name="P2" text:outline-level="2">1. Od konsulatu do cesarstwa</text:h>
      <text:list text:style-name="L1">
        <text:list-item>
          <text:p text:style-name="P3"><text:span text:style-name="T1">1795-1799</text:span> – rządy dyrektoriatu (5 ministrów).</text:p>
        </text:list-item>
        <text:list-item>
          <text:p text:style-name="P3"><text:span text:style-name="T1">1797</text:span> – zakończenie wojny z I koalicją antyfrancuską.</text:p>
        </text:list-item>
        <text:list-item>
          <text:p text:style-name="P3"><text:span text:style-name="T1">1798</text:span> – próba zajęcia Egiptu.</text:p>
        </text:list-item>
        <text:list-item>
          <text:p text:style-name="P3"><text:span text:style-name="T1">1799</text:span> – powstanie II koalicji antyfrancuskiej.</text:p>
        </text:list-item>
        <text:list-item>
          <text:p text:style-name="P3"><text:span text:style-name="T1">9 listopada 1799</text:span> – zamach stanu, przejęcie władzy przez Napoleona.</text:p>
        </text:list-item>
        <text:list-item>
          <text:p text:style-name="P3"><text:span text:style-name="T1">1804</text:span> – wprowadzenie kodeksu cywilnego.</text:p>
        </text:list-item>
        <text:list-item>
          <text:p text:style-name="P3"><text:span text:style-name="T1">1805</text:span> – walki z III koalicją antyfrancuską (zwycięstwo pod Austerlitz, podpisanie pokoju w Preszburgu z władcą Austrii).</text:p>
        </text:list-item>
      </text:list>
      <text:h text:style-name="P2" text:outline-level="2">2. Szczyt potęgi i upadek Napoleona</text:h>
      <text:list text:style-name="L2">
        <text:list-item>
          <text:p text:style-name="P4"><text:span text:style-name="T1">1806</text:span> – powstanie IV koalicji antyfrancuskiej.</text:p>
        </text:list-item>
        <text:list-item>
          <text:p text:style-name="P4"><text:span text:style-name="T1">październik 1806</text:span> – pokonanie przez Napoleona sił pruskich.</text:p>
        </text:list-item>
        <text:list-item>
          <text:p text:style-name="P4"><text:span text:style-name="T1">1807</text:span> – pokój w Tylży z Rosją, klęski w Hiszpanii.</text:p>
        </text:list-item>
        <text:list-item>
          <text:p text:style-name="P4"><text:span text:style-name="T1">1812</text:span> – wkroczenie do Rosji.</text:p>
        </text:list-item>
        <text:list-item>
          <text:p text:style-name="P4"><text:span text:style-name="T1">wrzesień 1812</text:span> – pokonanie Rosjan w bitwie pod Borodino.</text:p>
        </text:list-item>
        <text:list-item>
          <text:p text:style-name="P4"><text:span text:style-name="T1">1813</text:span> – przegrana bitwa pod Lipskiem.</text:p>
        </text:list-item>
        <text:list-item>
          <text:p text:style-name="P4"><text:span text:style-name="T1">wiosna 1814</text:span> – abdykacja Napoleona i zesłanie na Elbę. Władzę objął Ludwik XVIII.</text:p>
        </text:list-item>
        <text:list-item>
          <text:p text:style-name="P4"><text:span text:style-name="T1">wios</text:span><text:span text:style-name="T2">n</text:span><text:span text:style-name="T1">a 1815</text:span> – powrót Napoleona i ogłoszenie się cesarzem. Klęska pod Waterloo (koniec 100 dni jego rządów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21:29:49.085692195</meta:creation-date>
    <dc:date>2025-04-08T19:20:14.772458925</dc:date>
    <meta:editing-duration>PT9M46S</meta:editing-duration>
    <meta:editing-cycles>2</meta:editing-cycles>
    <meta:generator>LibreOffice/24.8.6.2$Linux_X86_64 LibreOffice_project/480$Build-2</meta:generator>
    <meta:print-date>2025-04-08T19:21:44.978375130</meta:print-date>
    <meta:document-statistic meta:table-count="0" meta:image-count="0" meta:object-count="0" meta:page-count="1" meta:paragraph-count="18" meta:word-count="149" meta:character-count="959" meta:non-whitespace-character-count="828"/>
  </office:meta>
</office:document-meta>
</file>